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_4_a_b_b_c" table:style-name="ta1">
        <table:shapes>
          <draw:frame draw:z-index="0" draw:style-name="gr1" draw:text-style-name="P1" svg:width="428.6pt" svg:height="241.09pt" svg:x="422.14pt" svg:y="839.82pt">
            <draw:object draw:notify-on-update-of-ranges="4_4_a_b_b_c.H65:4_4_a_b_b_c.H65 4_4_a_b_b_c.H66:4_4_a_b_b_c.H71 4_4_a_b_b_c.J65:4_4_a_b_b_c.J65 4_4_a_b_b_c.J66:4_4_a_b_b_c.J71 4_4_a_b_b_c.H65:4_4_a_b_b_c.H65 4_4_a_b_b_c.H66:4_4_a_b_b_c.H71 4_4_a_b_b_c.K65:4_4_a_b_b_c.K65 4_4_a_b_b_c.K66:4_4_a_b_b_c.K71 4_4_a_b_b_c.H65:4_4_a_b_b_c.H65 4_4_a_b_b_c.H66:4_4_a_b_b_c.H71 4_4_a_b_b_c.I65:4_4_a_b_b_c.I65 4_4_a_b_b_c.I66:4_4_a_b_b_c.I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27.69pt" svg:height="240.58pt" svg:x="0pt" svg:y="840.1pt">
            <draw:object draw:notify-on-update-of-ranges="4_4_a_b_b_c.A65:4_4_a_b_b_c.A65 4_4_a_b_b_c.H66:4_4_a_b_b_c.H71 4_4_a_b_b_c.A65:4_4_a_b_b_c.A65 4_4_a_b_b_c.A66:4_4_a_b_b_c.A71 4_4_a_b_b_c.A65:4_4_a_b_b_c.A65 4_4_a_b_b_c.H66:4_4_a_b_b_c.H71 4_4_a_b_b_c.L65:4_4_a_b_b_c.L65 4_4_a_b_b_c.L66:4_4_a_b_b_c.L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63.55pt" svg:height="204.29pt" svg:x="359.18pt" svg:y="183.46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359.04pt" svg:height="201.94pt" svg:x="0pt" svg:y="215.1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24.6pt" svg:height="213.08pt" svg:x="433.13pt" svg:y="575.21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7.03pt" svg:height="206.45pt" svg:x="0pt" svg:y="567.52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6" draw:style-name="gr1" draw:text-style-name="P1" svg:width="367.03pt" svg:height="206.45pt" svg:x="98.76pt" svg:y="1236.36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Here are node locations if needed: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PT Uta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Uta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Wisconsi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 or Client node</text:p>
          </table:table-cell>
          <table:table-cell table:style-name="ce1" office:value-type="string" calcext:value-type="string">
            <text:p>Emulab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B and C were on different racks but same Datacenters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oughput Change with Increase in network Latency</text:p>
          </table:table-cell>
          <table:table-cell office:value-type="string" calcext:value-type="string">
            <text:p>bReadcount</text:p>
          </table:table-cell>
          <table:table-cell office:value-type="string" calcext:value-type="string">
            <text:p>bLatency</text:p>
          </table:table-cell>
          <table:table-cell office:value-type="string" calcext:value-type="string">
            <text:p>cReadcount</text:p>
          </table:table-cell>
          <table:table-cell office:value-type="string" calcext:value-type="string">
            <text:p>cLatency</text:p>
          </table:table-cell>
          <table:table-cell office:value-type="string" calcext:value-type="string">
            <text:p>dReadcount</text:p>
          </table:table-cell>
          <table:table-cell office:value-type="string" calcext:value-type="string">
            <text:p>dLatency</text:p>
          </table:table-cell>
          <table:table-cell office:value-type="string" calcext:value-type="string">
            <text:p>addedLatency</text:p>
          </table:table-cell>
          <table:table-cell office:value-type="string" calcext:value-type="string">
            <text:p>Percentage APT Utah</text:p>
          </table:table-cell>
          <table:table-cell office:value-type="string" calcext:value-type="string">
            <text:p>Percentage Utah</text:p>
          </table:table-cell>
          <table:table-cell office:value-type="string" calcext:value-type="string">
            <text:p>Percentage Wisconsin</text:p>
          </table:table-cell>
          <table:table-cell office:value-type="string" calcext:value-type="string">
            <text:p>Throughput when All requests were answered from APT Utah</text:p>
          </table:table-cell>
        </table:table-row>
        <table:table-row table:style-name="ro1">
          <table:table-cell office:value-type="float" office:value="1299.42695271385" calcext:value-type="float">
            <text:p>1299.42695271385</text:p>
          </table:table-cell>
          <table:table-cell office:value-type="float" office:value="16997" calcext:value-type="float">
            <text:p>16997</text:p>
          </table:table-cell>
          <table:table-cell office:value-type="float" office:value="15.992975995764" calcext:value-type="float">
            <text:p>15.992975995764</text:p>
          </table:table-cell>
          <table:table-cell office:value-type="float" office:value="37939" calcext:value-type="float">
            <text:p>37939</text:p>
          </table:table-cell>
          <table:table-cell office:value-type="float" office:value="0.319925353857508" calcext:value-type="float">
            <text:p>0.319925353857508</text:p>
          </table:table-cell>
          <table:table-cell office:value-type="float" office:value="339" calcext:value-type="float">
            <text:p>339</text:p>
          </table:table-cell>
          <table:table-cell office:value-type="float" office:value="259.574539823009" calcext:value-type="float">
            <text:p>259.574539823009</text:p>
          </table:table-cell>
          <table:table-cell office:value-type="float" office:value="0" calcext:value-type="float">
            <text:p>0</text:p>
          </table:table-cell>
          <table:table-cell table:formula="of:=[.B10]*100/SUM([.B10];[.D10];[.F10])" office:value-type="float" office:value="30.7498869289914" calcext:value-type="float">
            <text:p>30.7498869289914</text:p>
          </table:table-cell>
          <table:table-cell table:formula="of:=[.$D$10]*100/SUM([.$B$10];[.$D$10];[.$F$10])" office:value-type="float" office:value="68.636815920398" calcext:value-type="float">
            <text:p>68.636815920398</text:p>
          </table:table-cell>
          <table:table-cell table:formula="of:=[.$F10]*100/SUM([.$B10];[.$D10];[.$F10])" office:value-type="float" office:value="0.613297150610583" calcext:value-type="float">
            <text:p>0.613297150610583</text:p>
          </table:table-cell>
          <table:table-cell table:style-name="ce2" office:value-type="float" office:value="1103.8" calcext:value-type="float">
            <text:p>1103.8</text:p>
          </table:table-cell>
        </table:table-row>
        <table:table-row table:style-name="ro1">
          <table:table-cell office:value-type="float" office:value="929.178049097768" calcext:value-type="float">
            <text:p>929.178049097768</text:p>
          </table:table-cell>
          <table:table-cell office:value-type="float" office:value="27411" calcext:value-type="float">
            <text:p>27411</text:p>
          </table:table-cell>
          <table:table-cell office:value-type="float" office:value="9.16922110777439" calcext:value-type="float">
            <text:p>9.16922110777439</text:p>
          </table:table-cell>
          <table:table-cell office:value-type="float" office:value="27542" calcext:value-type="float">
            <text:p>27542</text:p>
          </table:table-cell>
          <table:table-cell office:value-type="float" office:value="0.248737061561771" calcext:value-type="float">
            <text:p>0.248737061561771</text:p>
          </table:table-cell>
          <table:table-cell office:value-type="float" office:value="0" calcext:value-type="float">
            <text:p>0</text:p>
          </table:table-cell>
          <table:table-cell office:value-type="float" office:value="154.061906810036" calcext:value-type="float">
            <text:p>154.061906810036</text:p>
          </table:table-cell>
          <table:table-cell office:value-type="float" office:value="5" calcext:value-type="float">
            <text:p>5</text:p>
          </table:table-cell>
          <table:table-cell table:formula="of:=[.B11]*100/SUM([.B11];[.D11];[.F11])" office:value-type="float" office:value="49.8808072352738" calcext:value-type="float">
            <text:p>49.8808072352738</text:p>
          </table:table-cell>
          <table:table-cell table:formula="of:=[.$D11]*100/SUM([.$B11];[.$D11];[.$F11])" office:value-type="float" office:value="50.1191927647262" calcext:value-type="float">
            <text:p>50.1191927647262</text:p>
          </table:table-cell>
          <table:table-cell table:formula="of:=[.$F11]*100/SUM([.$B11];[.$D11];[.$F11])" office:value-type="float" office:value="0" calcext:value-type="float">
            <text:p>0</text:p>
          </table:table-cell>
          <table:table-cell table:style-name="ce2" office:value-type="float" office:value="1103.8" calcext:value-type="float">
            <text:p>1103.8</text:p>
          </table:table-cell>
        </table:table-row>
        <table:table-row table:style-name="ro1">
          <table:table-cell office:value-type="float" office:value="740.0828892836" calcext:value-type="float">
            <text:p>740.0828892836</text:p>
          </table:table-cell>
          <table:table-cell office:value-type="float" office:value="27310" calcext:value-type="float">
            <text:p>27310</text:p>
          </table:table-cell>
          <table:table-cell office:value-type="float" office:value="7.81609185979555" calcext:value-type="float">
            <text:p>7.81609185979555</text:p>
          </table:table-cell>
          <table:table-cell office:value-type="float" office:value="27839" calcext:value-type="float">
            <text:p>27839</text:p>
          </table:table-cell>
          <table:table-cell office:value-type="float" office:value="0.237696493043491" calcext:value-type="float">
            <text:p>0.237696493043491</text:p>
          </table:table-cell>
          <table:table-cell office:value-type="float" office:value="0" calcext:value-type="float">
            <text:p>0</text:p>
          </table:table-cell>
          <table:table-cell office:value-type="float" office:value="154.061906810036" calcext:value-type="float">
            <text:p>154.061906810036</text:p>
          </table:table-cell>
          <table:table-cell office:value-type="float" office:value="10" calcext:value-type="float">
            <text:p>10</text:p>
          </table:table-cell>
          <table:table-cell table:formula="of:=[.B12]*100/SUM([.B12];[.D12];[.F12])" office:value-type="float" office:value="49.5203902155977" calcext:value-type="float">
            <text:p>49.5203902155977</text:p>
          </table:table-cell>
          <table:table-cell table:formula="of:=[.$D12]*100/SUM([.$B12];[.$D12];[.$F12])" office:value-type="float" office:value="50.4796097844023" calcext:value-type="float">
            <text:p>50.4796097844023</text:p>
          </table:table-cell>
          <table:table-cell table:formula="of:=[.$F12]*100/SUM([.$B12];[.$D12];[.$F12])" office:value-type="float" office:value="0" calcext:value-type="float">
            <text:p>0</text:p>
          </table:table-cell>
          <table:table-cell table:style-name="ce2" office:value-type="float" office:value="1103.8" calcext:value-type="float">
            <text:p>1103.8</text:p>
          </table:table-cell>
        </table:table-row>
        <table:table-row table:style-name="ro1">
          <table:table-cell office:value-type="float" office:value="674.782045399336" calcext:value-type="float">
            <text:p>674.782045399336</text:p>
          </table:table-cell>
          <table:table-cell office:value-type="float" office:value="27376" calcext:value-type="float">
            <text:p>27376</text:p>
          </table:table-cell>
          <table:table-cell office:value-type="float" office:value="6.89723416082972" calcext:value-type="float">
            <text:p>6.89723416082972</text:p>
          </table:table-cell>
          <table:table-cell office:value-type="float" office:value="27398" calcext:value-type="float">
            <text:p>27398</text:p>
          </table:table-cell>
          <table:table-cell office:value-type="float" office:value="0.225389303388937" calcext:value-type="float">
            <text:p>0.225389303388937</text:p>
          </table:table-cell>
          <table:table-cell office:value-type="float" office:value="0" calcext:value-type="float">
            <text:p>0</text:p>
          </table:table-cell>
          <table:table-cell office:value-type="float" office:value="154.061906810036" calcext:value-type="float">
            <text:p>154.061906810036</text:p>
          </table:table-cell>
          <table:table-cell office:value-type="float" office:value="15" calcext:value-type="float">
            <text:p>15</text:p>
          </table:table-cell>
          <table:table-cell table:formula="of:=[.B13]*100/SUM([.B13];[.D13];[.F13])" office:value-type="float" office:value="49.9799174790959" calcext:value-type="float">
            <text:p>49.9799174790959</text:p>
          </table:table-cell>
          <table:table-cell table:formula="of:=[.$D13]*100/SUM([.$B13];[.$D13];[.$F13])" office:value-type="float" office:value="50.0200825209041" calcext:value-type="float">
            <text:p>50.0200825209041</text:p>
          </table:table-cell>
          <table:table-cell table:formula="of:=[.$F13]*100/SUM([.$B13];[.$D13];[.$F13])" office:value-type="float" office:value="0" calcext:value-type="float">
            <text:p>0</text:p>
          </table:table-cell>
          <table:table-cell table:style-name="ce2" office:value-type="float" office:value="1103.8" calcext:value-type="float">
            <text:p>1103.8</text:p>
          </table:table-cell>
        </table:table-row>
        <table:table-row table:style-name="ro1">
          <table:table-cell office:value-type="float" office:value="641.087284033721" calcext:value-type="float">
            <text:p>641.087284033721</text:p>
          </table:table-cell>
          <table:table-cell office:value-type="float" office:value="27424" calcext:value-type="float">
            <text:p>27424</text:p>
          </table:table-cell>
          <table:table-cell office:value-type="float" office:value="6.22380015441017" calcext:value-type="float">
            <text:p>6.22380015441017</text:p>
          </table:table-cell>
          <table:table-cell office:value-type="float" office:value="27441" calcext:value-type="float">
            <text:p>27441</text:p>
          </table:table-cell>
          <table:table-cell office:value-type="float" office:value="0.216682351616102" calcext:value-type="float">
            <text:p>0.216682351616102</text:p>
          </table:table-cell>
          <table:table-cell office:value-type="float" office:value="0" calcext:value-type="float">
            <text:p>0</text:p>
          </table:table-cell>
          <table:table-cell office:value-type="float" office:value="154.061906810036" calcext:value-type="float">
            <text:p>154.061906810036</text:p>
          </table:table-cell>
          <table:table-cell office:value-type="float" office:value="20" calcext:value-type="float">
            <text:p>20</text:p>
          </table:table-cell>
          <table:table-cell table:formula="of:=[.B14]*100/SUM([.B14];[.D14];[.F14])" office:value-type="float" office:value="49.9845074273216" calcext:value-type="float">
            <text:p>49.9845074273216</text:p>
          </table:table-cell>
          <table:table-cell table:formula="of:=[.$D14]*100/SUM([.$B14];[.$D14];[.$F14])" office:value-type="float" office:value="50.0154925726784" calcext:value-type="float">
            <text:p>50.0154925726784</text:p>
          </table:table-cell>
          <table:table-cell table:formula="of:=[.$F14]*100/SUM([.$B14];[.$D14];[.$F14])" office:value-type="float" office:value="0" calcext:value-type="float">
            <text:p>0</text:p>
          </table:table-cell>
          <table:table-cell table:style-name="ce2" office:value-type="float" office:value="1103.8" calcext:value-type="float">
            <text:p>1103.8</text:p>
          </table:table-cell>
        </table:table-row>
        <table:table-row table:style-name="ro1">
          <table:table-cell office:value-type="float" office:value="589.278663987413" calcext:value-type="float">
            <text:p>589.278663987413</text:p>
          </table:table-cell>
          <table:table-cell office:value-type="float" office:value="27530" calcext:value-type="float">
            <text:p>27530</text:p>
          </table:table-cell>
          <table:table-cell office:value-type="float" office:value="5.72084774254933" calcext:value-type="float">
            <text:p>5.72084774254933</text:p>
          </table:table-cell>
          <table:table-cell office:value-type="float" office:value="27392" calcext:value-type="float">
            <text:p>27392</text:p>
          </table:table-cell>
          <table:table-cell office:value-type="float" office:value="0.210494425377285" calcext:value-type="float">
            <text:p>0.210494425377285</text:p>
          </table:table-cell>
          <table:table-cell office:value-type="float" office:value="0" calcext:value-type="float">
            <text:p>0</text:p>
          </table:table-cell>
          <table:table-cell office:value-type="float" office:value="154.061906810036" calcext:value-type="float">
            <text:p>154.061906810036</text:p>
          </table:table-cell>
          <table:table-cell office:value-type="float" office:value="25" calcext:value-type="float">
            <text:p>25</text:p>
          </table:table-cell>
          <table:table-cell table:formula="of:=[.B15]*100/SUM([.B15];[.D15];[.F15])" office:value-type="float" office:value="50.1256327154874" calcext:value-type="float">
            <text:p>50.1256327154874</text:p>
          </table:table-cell>
          <table:table-cell table:formula="of:=[.$D15]*100/SUM([.$B15];[.$D15];[.$F15])" office:value-type="float" office:value="49.8743672845126" calcext:value-type="float">
            <text:p>49.8743672845126</text:p>
          </table:table-cell>
          <table:table-cell table:formula="of:=[.$F15]*100/SUM([.$B15];[.$D15];[.$F15])" office:value-type="float" office:value="0" calcext:value-type="float">
            <text:p>0</text:p>
          </table:table-cell>
          <table:table-cell table:style-name="ce2" office:value-type="float" office:value="1103.8" calcext:value-type="float">
            <text:p>1103.8</text:p>
          </table:table-cell>
        </table:table-row>
        <table:table-row table:style-name="ro1">
          <table:table-cell table:style-name="ce1" office:value-type="string" calcext:value-type="string">
            <text:p>These Graphs are for the case when all Utah and APT Utah nodes were specified to be on same dc but different racks</text:p>
          </table:table-cell>
          <table:table-cell table:style-name="ce1" table:number-columns-repeated="2"/>
          <table:table-cell table:number-columns-repeated="9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style-name="ce1" office:value-type="string" calcext:value-type="string">
            <text:p>These Two Experiments Are for the Cases when All nodes are speicifed to be on Different Data Centers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First Case: All Request were sent to HDD (APT Utah) nod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hroughput Change with Increase in network Latency</text:p>
          </table:table-cell>
          <table:table-cell table:style-name="ce1" office:value-type="string" calcext:value-type="string">
            <text:p>bReadcount</text:p>
          </table:table-cell>
          <table:table-cell table:style-name="ce1" office:value-type="string" calcext:value-type="string">
            <text:p>bLatency</text:p>
          </table:table-cell>
          <table:table-cell table:style-name="ce1" office:value-type="string" calcext:value-type="string">
            <text:p>cReadcount</text:p>
          </table:table-cell>
          <table:table-cell table:style-name="ce1" office:value-type="string" calcext:value-type="string">
            <text:p>cLatency</text:p>
          </table:table-cell>
          <table:table-cell table:style-name="ce1" office:value-type="string" calcext:value-type="string">
            <text:p>dReadcount</text:p>
          </table:table-cell>
          <table:table-cell table:style-name="ce1" office:value-type="string" calcext:value-type="string">
            <text:p>dLatency</text:p>
          </table:table-cell>
          <table:table-cell table:style-name="ce1" office:value-type="string" calcext:value-type="string">
            <text:p>addedLatency</text:p>
          </table:table-cell>
          <table:table-cell table:style-name="ce1" office:value-type="string" calcext:value-type="string">
            <text:p>Percentage APT Utah</text:p>
          </table:table-cell>
          <table:table-cell table:style-name="ce1" office:value-type="string" calcext:value-type="string">
            <text:p>Percentage Utah</text:p>
          </table:table-cell>
          <table:table-cell table:style-name="ce1" office:value-type="string" calcext:value-type="string">
            <text:p>Percentage Wisconsin</text:p>
          </table:table-cell>
          <table:table-cell table:style-name="ce1" office:value-type="string" calcext:value-type="string">
            <text:p>Throughput when All requests were answered from Utah</text:p>
          </table:table-cell>
        </table:table-row>
        <table:table-row table:style-name="ro1">
          <table:table-cell office:value-type="float" office:value="1299.88" calcext:value-type="float">
            <text:p>1299.88</text:p>
          </table:table-cell>
          <table:table-cell office:value-type="float" office:value="49799" calcext:value-type="float">
            <text:p>49799</text:p>
          </table:table-cell>
          <table:table-cell office:value-type="float" office:value="0.8" calcext:value-type="float">
            <text:p>0.8</text:p>
          </table:table-cell>
          <table:table-cell office:value-type="float" office:value="623" calcext:value-type="float">
            <text:p>623</text:p>
          </table:table-cell>
          <table:table-cell office:value-type="float" office:value="2.16" calcext:value-type="float">
            <text:p>2.16</text:p>
          </table:table-cell>
          <table:table-cell office:value-type="float" office:value="243" calcext:value-type="float">
            <text:p>243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table:formula="of:=[.B39]*100/SUM([.B39];[.D39];[.F39])" office:value-type="float" office:value="98.2907332478042" calcext:value-type="float">
            <text:p>98.2907332478042</text:p>
          </table:table-cell>
          <table:table-cell table:formula="of:=[.$D39]*100/SUM([.$B39];[.$D39];[.$F39])" office:value-type="float" office:value="1.22964571203" calcext:value-type="float">
            <text:p>1.22964571203</text:p>
          </table:table-cell>
          <table:table-cell table:formula="of:=[.$F39]*100/SUM([.$B39];[.$D39];[.$F39])" office:value-type="float" office:value="0.479621040165795" calcext:value-type="float">
            <text:p>0.479621040165795</text:p>
          </table:table-cell>
          <table:table-cell table:style-name="ce2" office:value-type="float" office:value="1615.59" calcext:value-type="float">
            <text:p>1615.59</text:p>
          </table:table-cell>
        </table:table-row>
        <table:table-row table:style-name="ro1">
          <table:table-cell office:value-type="float" office:value="487.03" calcext:value-type="float">
            <text:p>487.03</text:p>
          </table:table-cell>
          <table:table-cell office:value-type="float" office:value="49944" calcext:value-type="float">
            <text:p>4994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formula="of:=[.B40]*100/SUM([.B40];[.D40];[.F40])" office:value-type="float" office:value="100" calcext:value-type="float">
            <text:p>100</text:p>
          </table:table-cell>
          <table:table-cell table:formula="of:=[.$D40]*100/SUM([.$B40];[.$D40];[.$F40])" office:value-type="float" office:value="0" calcext:value-type="float">
            <text:p>0</text:p>
          </table:table-cell>
          <table:table-cell table:formula="of:=[.$F40]*100/SUM([.$B40];[.$D40];[.$F40])" office:value-type="float" office:value="0" calcext:value-type="float">
            <text:p>0</text:p>
          </table:table-cell>
          <table:table-cell table:style-name="ce2" office:value-type="float" office:value="1615.59" calcext:value-type="float">
            <text:p>1615.59</text:p>
          </table:table-cell>
        </table:table-row>
        <table:table-row table:style-name="ro1">
          <table:table-cell office:value-type="float" office:value="303.1" calcext:value-type="float">
            <text:p>303.1</text:p>
          </table:table-cell>
          <table:table-cell office:value-type="float" office:value="49854" calcext:value-type="float">
            <text:p>4985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formula="of:=[.B41]*100/SUM([.B41];[.D41];[.F41])" office:value-type="float" office:value="100" calcext:value-type="float">
            <text:p>100</text:p>
          </table:table-cell>
          <table:table-cell table:formula="of:=[.$D41]*100/SUM([.$B41];[.$D41];[.$F41])" office:value-type="float" office:value="0" calcext:value-type="float">
            <text:p>0</text:p>
          </table:table-cell>
          <table:table-cell table:formula="of:=[.$F41]*100/SUM([.$B41];[.$D41];[.$F41])" office:value-type="float" office:value="0" calcext:value-type="float">
            <text:p>0</text:p>
          </table:table-cell>
          <table:table-cell table:style-name="ce2" office:value-type="float" office:value="1615.59" calcext:value-type="float">
            <text:p>1615.59</text:p>
          </table:table-cell>
        </table:table-row>
        <table:table-row table:style-name="ro1">
          <table:table-cell office:value-type="float" office:value="223.73" calcext:value-type="float">
            <text:p>223.73</text:p>
          </table:table-cell>
          <table:table-cell office:value-type="float" office:value="49682" calcext:value-type="float">
            <text:p>49682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formula="of:=[.B42]*100/SUM([.B42];[.D42];[.F42])" office:value-type="float" office:value="100" calcext:value-type="float">
            <text:p>100</text:p>
          </table:table-cell>
          <table:table-cell table:formula="of:=[.$D42]*100/SUM([.$B42];[.$D42];[.$F42])" office:value-type="float" office:value="0" calcext:value-type="float">
            <text:p>0</text:p>
          </table:table-cell>
          <table:table-cell table:formula="of:=[.$F42]*100/SUM([.$B42];[.$D42];[.$F42])" office:value-type="float" office:value="0" calcext:value-type="float">
            <text:p>0</text:p>
          </table:table-cell>
          <table:table-cell table:style-name="ce2" office:value-type="float" office:value="1615.59" calcext:value-type="float">
            <text:p>1615.59</text:p>
          </table:table-cell>
        </table:table-row>
        <table:table-row table:style-name="ro1">
          <table:table-cell office:value-type="float" office:value="173.03" calcext:value-type="float">
            <text:p>173.03</text:p>
          </table:table-cell>
          <table:table-cell office:value-type="float" office:value="50563" calcext:value-type="float">
            <text:p>5056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0" calcext:value-type="float">
            <text:p>20</text:p>
          </table:table-cell>
          <table:table-cell table:formula="of:=[.B43]*100/SUM([.B43];[.D43];[.F43])" office:value-type="float" office:value="100" calcext:value-type="float">
            <text:p>100</text:p>
          </table:table-cell>
          <table:table-cell table:formula="of:=[.$D43]*100/SUM([.$B43];[.$D43];[.$F43])" office:value-type="float" office:value="0" calcext:value-type="float">
            <text:p>0</text:p>
          </table:table-cell>
          <table:table-cell table:formula="of:=[.$F43]*100/SUM([.$B43];[.$D43];[.$F43])" office:value-type="float" office:value="0" calcext:value-type="float">
            <text:p>0</text:p>
          </table:table-cell>
          <table:table-cell table:style-name="ce2" office:value-type="float" office:value="1615.59" calcext:value-type="float">
            <text:p>1615.59</text:p>
          </table:table-cell>
        </table:table-row>
        <table:table-row table:style-name="ro1">
          <table:table-cell office:value-type="float" office:value="140.86" calcext:value-type="float">
            <text:p>140.86</text:p>
          </table:table-cell>
          <table:table-cell office:value-type="float" office:value="49994" calcext:value-type="float">
            <text:p>4999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5" calcext:value-type="float">
            <text:p>25</text:p>
          </table:table-cell>
          <table:table-cell table:formula="of:=[.B44]*100/SUM([.B44];[.D44];[.F44])" office:value-type="float" office:value="100" calcext:value-type="float">
            <text:p>100</text:p>
          </table:table-cell>
          <table:table-cell table:formula="of:=[.$D44]*100/SUM([.$B44];[.$D44];[.$F44])" office:value-type="float" office:value="0" calcext:value-type="float">
            <text:p>0</text:p>
          </table:table-cell>
          <table:table-cell table:formula="of:=[.$F44]*100/SUM([.$B44];[.$D44];[.$F44])" office:value-type="float" office:value="0" calcext:value-type="float">
            <text:p>0</text:p>
          </table:table-cell>
          <table:table-cell table:style-name="ce2" office:value-type="float" office:value="1615.59" calcext:value-type="float">
            <text:p>1615.59</text:p>
          </table:table-cell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Second Case: All Request were sent to SSD (Utah) nod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hroughput Change with Increase in network Latency</text:p>
          </table:table-cell>
          <table:table-cell table:style-name="ce1" office:value-type="string" calcext:value-type="string">
            <text:p>bReadcount</text:p>
          </table:table-cell>
          <table:table-cell table:style-name="ce1" office:value-type="string" calcext:value-type="string">
            <text:p>bLatency</text:p>
          </table:table-cell>
          <table:table-cell table:style-name="ce1" office:value-type="string" calcext:value-type="string">
            <text:p>cReadcount</text:p>
          </table:table-cell>
          <table:table-cell table:style-name="ce1" office:value-type="string" calcext:value-type="string">
            <text:p>cLatency</text:p>
          </table:table-cell>
          <table:table-cell table:style-name="ce1" office:value-type="string" calcext:value-type="string">
            <text:p>dReadcount</text:p>
          </table:table-cell>
          <table:table-cell table:style-name="ce1" office:value-type="string" calcext:value-type="string">
            <text:p>dLatency</text:p>
          </table:table-cell>
          <table:table-cell table:style-name="ce1" office:value-type="string" calcext:value-type="string">
            <text:p>addedLatency</text:p>
          </table:table-cell>
          <table:table-cell table:style-name="ce1" office:value-type="string" calcext:value-type="string">
            <text:p>Percentage APT Utah</text:p>
          </table:table-cell>
          <table:table-cell table:style-name="ce1" office:value-type="string" calcext:value-type="string">
            <text:p>Percentage Utah</text:p>
          </table:table-cell>
          <table:table-cell table:style-name="ce1" office:value-type="string" calcext:value-type="string">
            <text:p>Percentage Wisconsin</text:p>
          </table:table-cell>
          <table:table-cell table:style-name="ce1" office:value-type="string" calcext:value-type="string">
            <text:p>Throughput when All requests were answered from APT Utah</text:p>
          </table:table-cell>
        </table:table-row>
        <table:table-row table:style-name="ro1">
          <table:table-cell office:value-type="float" office:value="1615.59" calcext:value-type="float">
            <text:p>1615.59</text:p>
          </table:table-cell>
          <table:table-cell office:value-type="float" office:value="204" calcext:value-type="float">
            <text:p>204</text:p>
          </table:table-cell>
          <table:table-cell office:value-type="float" office:value="6.25" calcext:value-type="float">
            <text:p>6.25</text:p>
          </table:table-cell>
          <table:table-cell office:value-type="float" office:value="49807" calcext:value-type="float">
            <text:p>49807</text:p>
          </table:table-cell>
          <table:table-cell office:value-type="float" office:value="0.25" calcext:value-type="float">
            <text:p>0.25</text:p>
          </table:table-cell>
          <table:table-cell office:value-type="float" office:value="97" calcext:value-type="float">
            <text:p>97</text:p>
          </table:table-cell>
          <table:table-cell office:value-type="float" office:value="399.38" calcext:value-type="float">
            <text:p>399.38</text:p>
          </table:table-cell>
          <table:table-cell office:value-type="float" office:value="0" calcext:value-type="float">
            <text:p>0</text:p>
          </table:table-cell>
          <table:table-cell table:formula="of:=[.B66]*100/SUM([.B66];[.D66];[.F66])" office:value-type="float" office:value="0.407120619461962" calcext:value-type="float">
            <text:p>0.407120619461962</text:p>
          </table:table-cell>
          <table:table-cell table:formula="of:=[.$D66]*100/SUM([.$B66];[.$D66];[.$F66])" office:value-type="float" office:value="99.3992975173625" calcext:value-type="float">
            <text:p>99.3992975173625</text:p>
          </table:table-cell>
          <table:table-cell table:formula="of:=[.$F66]*100/SUM([.$B66];[.$D66];[.$F66])" office:value-type="float" office:value="0.193581863175541" calcext:value-type="float">
            <text:p>0.193581863175541</text:p>
          </table:table-cell>
          <table:table-cell table:style-name="ce2" office:value-type="float" office:value="1299.88" calcext:value-type="float">
            <text:p>1299.88</text:p>
          </table:table-cell>
        </table:table-row>
        <table:table-row table:style-name="ro1">
          <table:table-cell office:value-type="float" office:value="551.97" calcext:value-type="float">
            <text:p>551.97</text:p>
          </table:table-cell>
          <table:table-cell office:value-type="float" office:value="4" calcext:value-type="float">
            <text:p>4</text:p>
          </table:table-cell>
          <table:table-cell office:value-type="float" office:value="10.03" calcext:value-type="float">
            <text:p>10.03</text:p>
          </table:table-cell>
          <table:table-cell office:value-type="float" office:value="50021" calcext:value-type="float">
            <text:p>5002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99.68" calcext:value-type="float">
            <text:p>399.68</text:p>
          </table:table-cell>
          <table:table-cell office:value-type="float" office:value="5" calcext:value-type="float">
            <text:p>5</text:p>
          </table:table-cell>
          <table:table-cell table:formula="of:=[.B67]*100/SUM([.B67];[.D67];[.F67])" office:value-type="float" office:value="0.0079960019990005" calcext:value-type="float">
            <text:p>0.007996001999001</text:p>
          </table:table-cell>
          <table:table-cell table:formula="of:=[.$D67]*100/SUM([.$B67];[.$D67];[.$F67])" office:value-type="float" office:value="99.992003998001" calcext:value-type="float">
            <text:p>99.992003998001</text:p>
          </table:table-cell>
          <table:table-cell table:formula="of:=[.$F67]*100/SUM([.$B67];[.$D67];[.$F67])" office:value-type="float" office:value="0" calcext:value-type="float">
            <text:p>0</text:p>
          </table:table-cell>
          <table:table-cell table:style-name="ce2" office:value-type="float" office:value="1299.88" calcext:value-type="float">
            <text:p>1299.88</text:p>
          </table:table-cell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50219" calcext:value-type="float">
            <text:p>5021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399.68" calcext:value-type="float">
            <text:p>399.68</text:p>
          </table:table-cell>
          <table:table-cell office:value-type="float" office:value="10" calcext:value-type="float">
            <text:p>10</text:p>
          </table:table-cell>
          <table:table-cell table:formula="of:=[.B68]*100/SUM([.B68];[.D68];[.F68])" office:value-type="float" office:value="0" calcext:value-type="float">
            <text:p>0</text:p>
          </table:table-cell>
          <table:table-cell table:formula="of:=[.$D68]*100/SUM([.$B68];[.$D68];[.$F68])" office:value-type="float" office:value="100" calcext:value-type="float">
            <text:p>100</text:p>
          </table:table-cell>
          <table:table-cell table:formula="of:=[.$F68]*100/SUM([.$B68];[.$D68];[.$F68])" office:value-type="float" office:value="0" calcext:value-type="float">
            <text:p>0</text:p>
          </table:table-cell>
          <table:table-cell table:style-name="ce2" office:value-type="float" office:value="1299.88" calcext:value-type="float">
            <text:p>1299.88</text:p>
          </table:table-cell>
        </table:table-row>
        <table:table-row table:style-name="ro1">
          <table:table-cell office:value-type="float" office:value="229.32" calcext:value-type="float">
            <text:p>229.32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49978" calcext:value-type="float">
            <text:p>4997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99.68" calcext:value-type="float">
            <text:p>399.68</text:p>
          </table:table-cell>
          <table:table-cell office:value-type="float" office:value="15" calcext:value-type="float">
            <text:p>15</text:p>
          </table:table-cell>
          <table:table-cell table:formula="of:=[.B69]*100/SUM([.B69];[.D69];[.F69])" office:value-type="float" office:value="0" calcext:value-type="float">
            <text:p>0</text:p>
          </table:table-cell>
          <table:table-cell table:formula="of:=[.$D69]*100/SUM([.$B69];[.$D69];[.$F69])" office:value-type="float" office:value="100" calcext:value-type="float">
            <text:p>100</text:p>
          </table:table-cell>
          <table:table-cell table:formula="of:=[.$F69]*100/SUM([.$B69];[.$D69];[.$F69])" office:value-type="float" office:value="0" calcext:value-type="float">
            <text:p>0</text:p>
          </table:table-cell>
          <table:table-cell table:style-name="ce2" office:value-type="float" office:value="1299.88" calcext:value-type="float">
            <text:p>1299.88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49711" calcext:value-type="float">
            <text:p>497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99.68" calcext:value-type="float">
            <text:p>399.68</text:p>
          </table:table-cell>
          <table:table-cell office:value-type="float" office:value="20" calcext:value-type="float">
            <text:p>20</text:p>
          </table:table-cell>
          <table:table-cell table:formula="of:=[.B70]*100/SUM([.B70];[.D70];[.F70])" office:value-type="float" office:value="0" calcext:value-type="float">
            <text:p>0</text:p>
          </table:table-cell>
          <table:table-cell table:formula="of:=[.$D70]*100/SUM([.$B70];[.$D70];[.$F70])" office:value-type="float" office:value="100" calcext:value-type="float">
            <text:p>100</text:p>
          </table:table-cell>
          <table:table-cell table:formula="of:=[.$F70]*100/SUM([.$B70];[.$D70];[.$F70])" office:value-type="float" office:value="0" calcext:value-type="float">
            <text:p>0</text:p>
          </table:table-cell>
          <table:table-cell table:style-name="ce2" office:value-type="float" office:value="1299.88" calcext:value-type="float">
            <text:p>1299.88</text:p>
          </table:table-cell>
        </table:table-row>
        <table:table-row table:style-name="ro1">
          <table:table-cell office:value-type="float" office:value="144.21" calcext:value-type="float">
            <text:p>144.21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49824" calcext:value-type="float">
            <text:p>4982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99.68" calcext:value-type="float">
            <text:p>399.68</text:p>
          </table:table-cell>
          <table:table-cell office:value-type="float" office:value="25" calcext:value-type="float">
            <text:p>25</text:p>
          </table:table-cell>
          <table:table-cell table:formula="of:=[.B71]*100/SUM([.B71];[.D71];[.F71])" office:value-type="float" office:value="0" calcext:value-type="float">
            <text:p>0</text:p>
          </table:table-cell>
          <table:table-cell table:formula="of:=[.$D71]*100/SUM([.$B71];[.$D71];[.$F71])" office:value-type="float" office:value="100" calcext:value-type="float">
            <text:p>100</text:p>
          </table:table-cell>
          <table:table-cell table:formula="of:=[.$F71]*100/SUM([.$B71];[.$D71];[.$F71])" office:value-type="float" office:value="0" calcext:value-type="float">
            <text:p>0</text:p>
          </table:table-cell>
          <table:table-cell table:style-name="ce2" office:value-type="float" office:value="1299.88" calcext:value-type="float">
            <text:p>1299.88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1" office:value-type="string" calcext:value-type="string">
            <text:p>One more experiment when B and C are in the same datacenter and same rack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hroughput Change with Increase in network Latency</text:p>
          </table:table-cell>
          <table:table-cell table:style-name="ce1" office:value-type="string" calcext:value-type="string">
            <text:p>bReadcount</text:p>
          </table:table-cell>
          <table:table-cell table:style-name="ce1" office:value-type="string" calcext:value-type="string">
            <text:p>bLatency</text:p>
          </table:table-cell>
          <table:table-cell table:style-name="ce1" office:value-type="string" calcext:value-type="string">
            <text:p>cReadcount</text:p>
          </table:table-cell>
          <table:table-cell table:style-name="ce1" office:value-type="string" calcext:value-type="string">
            <text:p>cLatency</text:p>
          </table:table-cell>
          <table:table-cell table:style-name="ce1" office:value-type="string" calcext:value-type="string">
            <text:p>dReadcount</text:p>
          </table:table-cell>
          <table:table-cell table:style-name="ce1" office:value-type="string" calcext:value-type="string">
            <text:p>dLatency</text:p>
          </table:table-cell>
          <table:table-cell table:style-name="ce1" office:value-type="string" calcext:value-type="string">
            <text:p>addedLatency</text:p>
          </table:table-cell>
          <table:table-cell table:style-name="ce1" office:value-type="string" calcext:value-type="string">
            <text:p>Percentage APT Utah</text:p>
          </table:table-cell>
          <table:table-cell table:style-name="ce1" office:value-type="string" calcext:value-type="string">
            <text:p>Percentage Utah</text:p>
          </table:table-cell>
          <table:table-cell table:style-name="ce1" office:value-type="string" calcext:value-type="string">
            <text:p>Percentage Wisconsin</text:p>
          </table:table-cell>
          <table:table-cell table:style-name="ce1" office:value-type="string" calcext:value-type="string">
            <text:p>Throughput when All requests were answered from Utah</text:p>
          </table:table-cell>
        </table:table-row>
        <table:table-row table:style-name="ro1">
          <table:table-cell office:value-type="float" office:value="487.03" calcext:value-type="float">
            <text:p>487.03</text:p>
          </table:table-cell>
          <table:table-cell office:value-type="float" office:value="49944" calcext:value-type="float">
            <text:p>4994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formula="of:=[.B90]*100/SUM([.B90];[.D90];[.F90])" office:value-type="float" office:value="100" calcext:value-type="float">
            <text:p>100</text:p>
          </table:table-cell>
          <table:table-cell table:formula="of:=[.$D90]*100/SUM([.$B90];[.$D90];[.$F90])" office:value-type="float" office:value="0" calcext:value-type="float">
            <text:p>0</text:p>
          </table:table-cell>
          <table:table-cell table:formula="of:=[.$F90]*100/SUM([.$B90];[.$D90];[.$F90])" office:value-type="float" office:value="0" calcext:value-type="float">
            <text:p>0</text:p>
          </table:table-cell>
          <table:table-cell table:style-name="ce2" office:value-type="float" office:value="560.707837574154" calcext:value-type="float">
            <text:p>560.707837574154</text:p>
          </table:table-cell>
        </table:table-row>
        <table:table-row table:style-name="ro1">
          <table:table-cell office:value-type="float" office:value="303.1" calcext:value-type="float">
            <text:p>303.1</text:p>
          </table:table-cell>
          <table:table-cell office:value-type="float" office:value="49854" calcext:value-type="float">
            <text:p>4985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table:formula="of:=[.B91]*100/SUM([.B91];[.D91];[.F91])" office:value-type="float" office:value="100" calcext:value-type="float">
            <text:p>100</text:p>
          </table:table-cell>
          <table:table-cell table:formula="of:=[.$D91]*100/SUM([.$B91];[.$D91];[.$F91])" office:value-type="float" office:value="0" calcext:value-type="float">
            <text:p>0</text:p>
          </table:table-cell>
          <table:table-cell table:formula="of:=[.$F91]*100/SUM([.$B91];[.$D91];[.$F91])" office:value-type="float" office:value="0" calcext:value-type="float">
            <text:p>0</text:p>
          </table:table-cell>
          <table:table-cell table:style-name="ce2" office:value-type="float" office:value="560.707837574154" calcext:value-type="float">
            <text:p>560.707837574154</text:p>
          </table:table-cell>
        </table:table-row>
        <table:table-row table:style-name="ro1">
          <table:table-cell office:value-type="float" office:value="223.73" calcext:value-type="float">
            <text:p>223.73</text:p>
          </table:table-cell>
          <table:table-cell office:value-type="float" office:value="49682" calcext:value-type="float">
            <text:p>49682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5" calcext:value-type="float">
            <text:p>15</text:p>
          </table:table-cell>
          <table:table-cell table:formula="of:=[.B92]*100/SUM([.B92];[.D92];[.F92])" office:value-type="float" office:value="100" calcext:value-type="float">
            <text:p>100</text:p>
          </table:table-cell>
          <table:table-cell table:formula="of:=[.$D92]*100/SUM([.$B92];[.$D92];[.$F92])" office:value-type="float" office:value="0" calcext:value-type="float">
            <text:p>0</text:p>
          </table:table-cell>
          <table:table-cell table:formula="of:=[.$F92]*100/SUM([.$B92];[.$D92];[.$F92])" office:value-type="float" office:value="0" calcext:value-type="float">
            <text:p>0</text:p>
          </table:table-cell>
          <table:table-cell table:style-name="ce2" office:value-type="float" office:value="560.707837574154" calcext:value-type="float">
            <text:p>560.707837574154</text:p>
          </table:table-cell>
        </table:table-row>
        <table:table-row table:style-name="ro1">
          <table:table-cell office:value-type="float" office:value="173.03" calcext:value-type="float">
            <text:p>173.03</text:p>
          </table:table-cell>
          <table:table-cell office:value-type="float" office:value="50563" calcext:value-type="float">
            <text:p>5056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0" calcext:value-type="float">
            <text:p>20</text:p>
          </table:table-cell>
          <table:table-cell table:formula="of:=[.B93]*100/SUM([.B93];[.D93];[.F93])" office:value-type="float" office:value="100" calcext:value-type="float">
            <text:p>100</text:p>
          </table:table-cell>
          <table:table-cell table:formula="of:=[.$D93]*100/SUM([.$B93];[.$D93];[.$F93])" office:value-type="float" office:value="0" calcext:value-type="float">
            <text:p>0</text:p>
          </table:table-cell>
          <table:table-cell table:formula="of:=[.$F93]*100/SUM([.$B93];[.$D93];[.$F93])" office:value-type="float" office:value="0" calcext:value-type="float">
            <text:p>0</text:p>
          </table:table-cell>
          <table:table-cell table:style-name="ce2" office:value-type="float" office:value="560.707837574154" calcext:value-type="float">
            <text:p>560.707837574154</text:p>
          </table:table-cell>
        </table:table-row>
        <table:table-row table:style-name="ro1">
          <table:table-cell office:value-type="float" office:value="140.86" calcext:value-type="float">
            <text:p>140.86</text:p>
          </table:table-cell>
          <table:table-cell office:value-type="float" office:value="49994" calcext:value-type="float">
            <text:p>4999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5" calcext:value-type="float">
            <text:p>25</text:p>
          </table:table-cell>
          <table:table-cell table:formula="of:=[.B94]*100/SUM([.B94];[.D94];[.F94])" office:value-type="float" office:value="100" calcext:value-type="float">
            <text:p>100</text:p>
          </table:table-cell>
          <table:table-cell table:formula="of:=[.$D94]*100/SUM([.$B94];[.$D94];[.$F94])" office:value-type="float" office:value="0" calcext:value-type="float">
            <text:p>0</text:p>
          </table:table-cell>
          <table:table-cell table:formula="of:=[.$F94]*100/SUM([.$B94];[.$D94];[.$F94])" office:value-type="float" office:value="0" calcext:value-type="float">
            <text:p>0</text:p>
          </table:table-cell>
          <table:table-cell table:style-name="ce2" office:value-type="float" office:value="560.707837574154" calcext:value-type="float">
            <text:p>560.707837574154</text:p>
          </table:table-cell>
        </table:table-row>
        <table:table-row table:style-name="ro1">
          <table:table-cell office:value-type="float" office:value="120.78" calcext:value-type="float">
            <text:p>120.78</text:p>
          </table:table-cell>
          <table:table-cell office:value-type="float" office:value="50038" calcext:value-type="float">
            <text:p>5003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8.44" calcext:value-type="float">
            <text:p>18.4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.707837574154" calcext:value-type="float">
            <text:p>560.707837574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2:07:54.024937019</dc:date>
    <meta:editing-duration>PT31M31S</meta:editing-duration>
    <meta:editing-cycles>4</meta:editing-cycles>
    <meta:generator>LibreOffice/6.0.3.2$Linux_X86_64 LibreOffice_project/00m0$Build-2</meta:generator>
    <meta:document-statistic meta:table-count="1" meta:cell-count="3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dash" draw:stroke-dash="Fine_20_Dashe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4cm" svg:height="7.208cm" xlink:href="." xlink:type="simple" chart:class="chart:scatter" chart:style-name="ch1">
        <chart:title svg:x="6.083cm" svg:y="0.279cm" chart:style-name="ch2">
          <text:p>Request Distribution</text:p>
        </chart:title>
        <chart:legend chart:legend-position="top" svg:x="1.793cm" svg:y="1.164cm" style:legend-expansion="wide" chart:style-name="ch3"/>
        <chart:plot-area chart:style-name="ch4" chart:data-source-has-labels="both" svg:x="1.32cm" svg:y="1.49cm" svg:width="14.701cm" svg:height="4.942cm">
          <chartooo:coordinate-region svg:x="1.941cm" svg:y="1.65cm" svg:width="13.894cm" svg:height="4.214cm"/>
          <chart:axis chart:dimension="x" chart:name="primary-x" chart:style-name="ch5" chartooo:axis-type="auto">
            <chart:title svg:x="4.79cm" svg:y="6.576cm" chart:style-name="ch6">
              <text:p>Added Net Latency between Utah and APT Utah (ms)</text:p>
            </chart:title>
            <chart:categories table:cell-range-address="local-table.$A$2:.$A$7"/>
          </chart:axis>
          <chart:axis chart:dimension="y" chart:name="primary-y" chart:style-name="ch5">
            <chart:title svg:x="0.485cm" svg:y="5.751cm" chart:style-name="ch7">
              <text:p>Percentage of Requests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series chart:style-name="ch11" chart:values-cell-range-address="local-table.$E$2:.$E$7" chart:label-cell-address="local-table.$E$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ercentage APT Utah</text:p>
              </table:table-cell>
              <table:table-cell office:value-type="string">
                <text:p>Percentage Utah</text:p>
              </table:table-cell>
              <table:table-cell office:value-type="string">
                <text:p>Percentage Wiscon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.7498869289914">
                <text:p>30.7498869289914</text:p>
              </table:table-cell>
              <table:table-cell office:value-type="float" office:value="68.636815920398">
                <text:p>68.636815920398</text:p>
              </table:table-cell>
              <table:table-cell office:value-type="float" office:value="0.613297150610583">
                <text:p>0.6132971506105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9.8808072352738">
                <text:p>49.8808072352738</text:p>
              </table:table-cell>
              <table:table-cell office:value-type="float" office:value="50.1191927647262">
                <text:p>50.1191927647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9.5203902155977">
                <text:p>49.5203902155977</text:p>
              </table:table-cell>
              <table:table-cell office:value-type="float" office:value="50.4796097844023">
                <text:p>50.47960978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9.9799174790959">
                <text:p>49.9799174790959</text:p>
              </table:table-cell>
              <table:table-cell office:value-type="float" office:value="50.0200825209041">
                <text:p>50.0200825209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9.9845074273216">
                <text:p>49.9845074273216</text:p>
              </table:table-cell>
              <table:table-cell office:value-type="float" office:value="50.0154925726784">
                <text:p>50.0154925726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0.1256327154874">
                <text:p>50.1256327154874</text:p>
              </table:table-cell>
              <table:table-cell office:value-type="float" office:value="49.8743672845126">
                <text:p>49.87436728451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67cm" svg:height="7.125cm" xlink:href="." xlink:type="simple" chart:class="chart:scatter" chart:style-name="ch1">
        <chart:legend chart:legend-position="top" svg:x="1.096cm" svg:y="0.185cm" style:legend-expansion="wide" chart:style-name="ch2"/>
        <chart:plot-area chart:style-name="ch3" chart:data-source-has-labels="both" svg:x="1.212cm" svg:y="1.265cm" svg:width="11.202cm" svg:height="4.789cm">
          <chartooo:coordinate-region svg:x="2.019cm" svg:y="1.426cm" svg:width="10.023cm" svg:height="4.06cm"/>
          <chart:axis chart:dimension="x" chart:name="primary-x" chart:style-name="ch4" chartooo:axis-type="auto">
            <chart:title svg:x="2.919cm" svg:y="6.196cm" chart:style-name="ch5">
              <text:p>Added Net Latency Between Utah and APT Utah (ms)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251cm" chart:style-name="ch6">
              <text:p>Throughput (ops/sec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D$2:.$D$7" chart:label-cell-address="local-table.$D$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oughput Change with Increase in network Latency</text:p>
              </table:table-cell>
              <table:table-cell office:value-type="string">
                <text:p>Throughput when All requests were answered from APT Ut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99.42695271385">
                <text:p>1299.42695271385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29.178049097768">
                <text:p>929.178049097768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40.0828892836">
                <text:p>740.0828892836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74.782045399336">
                <text:p>674.782045399336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41.087284033721">
                <text:p>641.087284033721</text:p>
              </table:table-cell>
              <table:table-cell office:value-type="float" office:value="1103.8">
                <text:p>110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89.278663987413">
                <text:p>589.278663987413</text:p>
              </table:table-cell>
              <table:table-cell office:value-type="float" office:value="1103.8">
                <text:p>110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8cm" svg:height="7.518cm" xlink:href="." xlink:type="simple" chart:class="chart:scatter" chart:style-name="ch1">
        <chart:legend chart:legend-position="top" svg:x="1.106cm" svg:y="0.185cm" style:legend-expansion="wide" chart:style-name="ch2"/>
        <chart:plot-area chart:style-name="ch3" chart:data-source-has-labels="both" svg:x="1.258cm" svg:y="0.854cm" svg:width="13.423cm" svg:height="5.585cm">
          <chartooo:coordinate-region svg:x="1.879cm" svg:y="1.014cm" svg:width="12.43cm" svg:height="4.857cm"/>
          <chart:axis chart:dimension="x" chart:name="primary-x" chart:style-name="ch4" chartooo:axis-type="auto">
            <chart:title svg:x="3.877cm" svg:y="6.589cm" chart:style-name="ch5">
              <text:p>Added Latency Between Client at Emulab and APT Utah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4.537cm" chart:style-name="ch6">
              <text:p>Percentage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E$2:.$E$7" chart:label-cell-address="local-table.$E$1" chart:class="chart:scatter"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4"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ercentage APT Utah</text:p>
              </table:table-cell>
              <table:table-cell office:value-type="string">
                <text:p>Percentage Utah</text:p>
              </table:table-cell>
              <table:table-cell office:value-type="string">
                <text:p>Percentage Wiscon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8.2907332478042">
                <text:p>98.2907332478042</text:p>
              </table:table-cell>
              <table:table-cell office:value-type="float" office:value="1.22964571203">
                <text:p>1.22964571203</text:p>
              </table:table-cell>
              <table:table-cell office:value-type="float" office:value="0.479621040165795">
                <text:p>0.4796210401657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49cm" svg:height="7.284cm" xlink:href="." xlink:type="simple" chart:class="chart:scatter" chart:style-name="ch1">
        <chart:legend chart:legend-position="top" svg:x="1.634cm" svg:y="0.185cm" style:legend-expansion="wide" chart:style-name="ch2"/>
        <chart:plot-area chart:style-name="ch3" chart:data-source-has-labels="both" svg:x="1.217cm" svg:y="1.268cm" svg:width="11.474cm" svg:height="4.942cm">
          <chartooo:coordinate-region svg:x="2.024cm" svg:y="1.428cm" svg:width="10.295cm" svg:height="4.214cm"/>
          <chart:axis chart:dimension="x" chart:name="primary-x" chart:style-name="ch4" chartooo:axis-type="auto">
            <chart:title svg:x="2.068cm" svg:y="6.355cm" chart:style-name="ch5">
              <text:p>Added Latency Between Client at Emulab and APT Utah Node (ms)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331cm" chart:style-name="ch6">
              <text:p>Throughput (ops/sec)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D$2:.$D$7" chart:label-cell-address="local-table.$D$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oughput Change with Increase in network Latency</text:p>
              </table:table-cell>
              <table:table-cell office:value-type="string">
                <text:p>Throughput when All requests were answered from Ut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99.88">
                <text:p>1299.88</text:p>
              </table:table-cell>
              <table:table-cell office:value-type="float" office:value="1615.59">
                <text:p>1615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87.03">
                <text:p>487.03</text:p>
              </table:table-cell>
              <table:table-cell office:value-type="float" office:value="1615.59">
                <text:p>1615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03.1">
                <text:p>303.1</text:p>
              </table:table-cell>
              <table:table-cell office:value-type="float" office:value="1615.59">
                <text:p>1615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3.73">
                <text:p>223.73</text:p>
              </table:table-cell>
              <table:table-cell office:value-type="float" office:value="1615.59">
                <text:p>1615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3.03">
                <text:p>173.03</text:p>
              </table:table-cell>
              <table:table-cell office:value-type="float" office:value="1615.59">
                <text:p>1615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40.86">
                <text:p>140.86</text:p>
              </table:table-cell>
              <table:table-cell office:value-type="float" office:value="1615.59">
                <text:p>1615.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21cm" svg:height="8.506cm" xlink:href=".." xlink:type="simple" chart:class="chart:scatter" chart:style-name="ch1">
        <chart:legend chart:legend-position="top" svg:x="1.176cm" svg:y="0.185cm" style:legend-expansion="wide" chart:style-name="ch2"/>
        <chart:plot-area chart:style-name="ch3" table:cell-range-address="4_4_a_b_b_c.H65:4_4_a_b_b_c.K71" chart:data-source-has-labels="row" svg:x="1.261cm" svg:y="0.874cm" svg:width="13.558cm" svg:height="6.533cm">
          <chartooo:coordinate-region svg:x="1.882cm" svg:y="1.034cm" svg:width="12.564cm" svg:height="5.805cm"/>
          <chart:axis chart:dimension="x" chart:name="primary-x" chart:style-name="ch4">
            <chart:title svg:x="3.67cm" svg:y="7.577cm" chart:style-name="ch5">
              <text:p>Added Latency Between Emulab Client and Utah Node (ms)</text:p>
            </chart:title>
          </chart:axis>
          <chart:axis chart:dimension="y" chart:name="primary-y" chart:style-name="ch4">
            <chart:title svg:x="0.451cm" svg:y="5.031cm" chart:style-name="ch6">
              <text:p>Percentage</text:p>
            </chart:title>
            <chart:grid chart:style-name="ch7" chart:class="major"/>
          </chart:axis>
          <chart:series chart:style-name="ch8" chart:values-cell-range-address="4_4_a_b_b_c.J66:4_4_a_b_b_c.J71" chart:label-cell-address="4_4_a_b_b_c.J65:4_4_a_b_b_c.J65" chart:class="chart:scatter">
            <chart:domain table:cell-range-address="4_4_a_b_b_c.H66:4_4_a_b_b_c.H71"/>
            <chart:data-point chart:repeated="6"/>
          </chart:series>
          <chart:series chart:style-name="ch9" chart:values-cell-range-address="4_4_a_b_b_c.K66:4_4_a_b_b_c.K71" chart:label-cell-address="4_4_a_b_b_c.K65:4_4_a_b_b_c.K65" chart:class="chart:scatter">
            <chart:data-point chart:repeated="6"/>
          </chart:series>
          <chart:series chart:style-name="ch10" chart:values-cell-range-address="4_4_a_b_b_c.I66:4_4_a_b_b_c.I71" chart:label-cell-address="4_4_a_b_b_c.I65:4_4_a_b_b_c.I6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ercentage Utah</text:p>
                <draw:g>
                  <svg:desc>4_4_a_b_b_c.J65:4_4_a_b_b_c.J65</svg:desc>
                </draw:g>
              </table:table-cell>
              <table:table-cell office:value-type="string">
                <text:p>Percentage Wisconsin</text:p>
                <draw:g>
                  <svg:desc>4_4_a_b_b_c.K65:4_4_a_b_b_c.K65</svg:desc>
                </draw:g>
              </table:table-cell>
              <table:table-cell office:value-type="string">
                <text:p>Percentage APT Utah</text:p>
                <draw:g>
                  <svg:desc>4_4_a_b_b_c.I65:4_4_a_b_b_c.I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_4_a_b_b_c.H66:4_4_a_b_b_c.H71</svg:desc>
                </draw:g>
              </table:table-cell>
              <table:table-cell office:value-type="float" office:value="99.3992975173625">
                <text:p>99.3992975173625</text:p>
                <draw:g>
                  <svg:desc>4_4_a_b_b_c.J66:4_4_a_b_b_c.J71</svg:desc>
                </draw:g>
              </table:table-cell>
              <table:table-cell office:value-type="float" office:value="0.193581863175541">
                <text:p>0.193581863175541</text:p>
                <draw:g>
                  <svg:desc>4_4_a_b_b_c.K66:4_4_a_b_b_c.K71</svg:desc>
                </draw:g>
              </table:table-cell>
              <table:table-cell office:value-type="float" office:value="0.407120619461962">
                <text:p>0.407120619461962</text:p>
                <draw:g>
                  <svg:desc>4_4_a_b_b_c.I66:4_4_a_b_b_c.I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9.992003998001">
                <text:p>99.992003998001</text:p>
              </table:table-cell>
              <table:table-cell office:value-type="float" office:value="0">
                <text:p>0</text:p>
              </table:table-cell>
              <table:table-cell office:value-type="float" office:value="0.0079960019990005">
                <text:p>0.007996001999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89cm" svg:height="8.488cm" xlink:href=".." xlink:type="simple" chart:class="chart:scatter" chart:style-name="ch1">
        <chart:legend chart:legend-position="top" svg:x="2.307cm" svg:y="0.185cm" style:legend-expansion="wide" chart:style-name="ch2"/>
        <chart:plot-area chart:style-name="ch3" table:cell-range-address="4_4_a_b_b_c.A65:4_4_a_b_b_c.A71 4_4_a_b_b_c.H66:4_4_a_b_b_c.H71 4_4_a_b_b_c.L65:4_4_a_b_b_c.L71" chart:data-source-has-labels="row" svg:x="1.26cm" svg:y="1.292cm" svg:width="13.528cm" svg:height="6.098cm">
          <chartooo:coordinate-region svg:x="2.067cm" svg:y="1.452cm" svg:width="12.349cm" svg:height="5.37cm"/>
          <chart:axis chart:dimension="x" chart:name="primary-x" chart:style-name="ch4">
            <chart:title svg:x="4.011cm" svg:y="7.559cm" chart:style-name="ch5">
              <text:p>Added Latency Between Utah and Emulab Client Node</text:p>
            </chart:title>
          </chart:axis>
          <chart:axis chart:dimension="y" chart:name="primary-y" chart:style-name="ch4">
            <chart:title svg:x="0.451cm" svg:y="5.933cm" chart:style-name="ch6">
              <text:p>Throughput (ops/sec)</text:p>
            </chart:title>
            <chart:grid chart:style-name="ch7" chart:class="major"/>
          </chart:axis>
          <chart:series chart:style-name="ch8" chart:values-cell-range-address="4_4_a_b_b_c.A66:4_4_a_b_b_c.A71" chart:label-cell-address="4_4_a_b_b_c.A65:4_4_a_b_b_c.A65" chart:class="chart:scatter">
            <chart:domain table:cell-range-address="4_4_a_b_b_c.H66:4_4_a_b_b_c.H71"/>
            <chart:data-point chart:repeated="6"/>
          </chart:series>
          <chart:series chart:style-name="ch9" chart:values-cell-range-address="4_4_a_b_b_c.L66:4_4_a_b_b_c.L71" chart:label-cell-address="4_4_a_b_b_c.L65:4_4_a_b_b_c.L6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hroughput Change with Increase in network Latency</text:p>
                <draw:g>
                  <svg:desc>4_4_a_b_b_c.A65:4_4_a_b_b_c.A65</svg:desc>
                </draw:g>
              </table:table-cell>
              <table:table-cell office:value-type="string">
                <text:p>Throughput when All requests were answered from APT Utah</text:p>
                <draw:g>
                  <svg:desc>4_4_a_b_b_c.L65:4_4_a_b_b_c.L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_4_a_b_b_c.H66:4_4_a_b_b_c.H71</svg:desc>
                </draw:g>
              </table:table-cell>
              <table:table-cell office:value-type="float" office:value="1615.59">
                <text:p>1615.59</text:p>
                <draw:g>
                  <svg:desc>4_4_a_b_b_c.A66:4_4_a_b_b_c.A71</svg:desc>
                </draw:g>
              </table:table-cell>
              <table:table-cell office:value-type="float" office:value="1299.88">
                <text:p>1299.88</text:p>
                <draw:g>
                  <svg:desc>4_4_a_b_b_c.L66:4_4_a_b_b_c.L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51.97">
                <text:p>551.97</text:p>
              </table:table-cell>
              <table:table-cell office:value-type="float" office:value="1299.88">
                <text:p>1299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29.2">
                <text:p>329.2</text:p>
              </table:table-cell>
              <table:table-cell office:value-type="float" office:value="1299.88">
                <text:p>1299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9.32">
                <text:p>229.32</text:p>
              </table:table-cell>
              <table:table-cell office:value-type="float" office:value="1299.88">
                <text:p>1299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5">
                <text:p>177.5</text:p>
              </table:table-cell>
              <table:table-cell office:value-type="float" office:value="1299.88">
                <text:p>1299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44.21">
                <text:p>144.21</text:p>
              </table:table-cell>
              <table:table-cell office:value-type="float" office:value="1299.88">
                <text:p>1299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49cm" svg:height="7.284cm" xlink:href="." xlink:type="simple" chart:class="chart:scatter" chart:style-name="ch1">
        <chart:legend chart:legend-position="top" svg:x="1.634cm" svg:y="0.185cm" style:legend-expansion="wide" chart:style-name="ch2"/>
        <chart:plot-area chart:style-name="ch3" chart:data-source-has-labels="both" svg:x="1.217cm" svg:y="1.268cm" svg:width="11.474cm" svg:height="4.942cm">
          <chartooo:coordinate-region svg:x="2.024cm" svg:y="1.429cm" svg:width="10.48cm" svg:height="4.213cm"/>
          <chart:axis chart:dimension="x" chart:name="primary-x" chart:style-name="ch4" chartooo:axis-type="auto">
            <chart:title svg:x="2.584cm" svg:y="6.355cm" chart:style-name="ch5">
              <text:p>Latency Between Client at Emulab and APT Utah Node (ms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331cm" chart:style-name="ch7">
              <text:p>Throughput (ops/sec)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oughput Change with Increase in network Latency</text:p>
              </table:table-cell>
              <table:table-cell office:value-type="string">
                <text:p>Throughput when All requests were answered from Ut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87.03">
                <text:p>487.03</text:p>
              </table:table-cell>
              <table:table-cell office:value-type="float" office:value="560.71">
                <text:p>560.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03.1">
                <text:p>303.1</text:p>
              </table:table-cell>
              <table:table-cell office:value-type="float" office:value="560.71">
                <text:p>56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3.73">
                <text:p>223.73</text:p>
              </table:table-cell>
              <table:table-cell office:value-type="float" office:value="560.71">
                <text:p>560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73.03">
                <text:p>173.03</text:p>
              </table:table-cell>
              <table:table-cell office:value-type="float" office:value="560.71">
                <text:p>56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40.86">
                <text:p>140.86</text:p>
              </table:table-cell>
              <table:table-cell office:value-type="float" office:value="560.71">
                <text:p>56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20.78">
                <text:p>120.78</text:p>
              </table:table-cell>
              <table:table-cell office:value-type="float" office:value="560.71">
                <text:p>560.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